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BlankRow">
      <style:text-properties officeooo:rsid="003632f7" officeooo:paragraph-rsid="003632f7" style:font-name-complex="Akaash"/>
    </style:style>
    <style:style style:name="P2" style:family="paragraph" style:parent-style-name="Text_20_body">
      <style:text-properties officeooo:rsid="003632f7" officeooo:paragraph-rsid="003632f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margin-top="0.101cm" fo:margin-bottom="0.101cm" style:contextual-spacing="false" fo:text-align="center" style:justify-single-word="false" fo:padding="0.051cm" fo:border-left="none" fo:border-right="none" fo:border-top="none" fo:border-bottom="0.06pt solid #999999"/>
      <style:text-properties fo:color="#224b12" loext:opacity="100%" style:font-name="Times New Roman" fo:font-family="'Times New Roman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49cm" fo:margin-bottom="0.049cm" style:contextual-spacing="false" fo:text-align="start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49cm" fo:margin-bottom="0.049cm" style:contextual-spacing="false" fo:text-align="start" style:justify-single-word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9cm" fo:margin-bottom="0.049cm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49cm" fo:margin-bottom="0.04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51cm" fo:margin-bottom="0.051cm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13:45:40.335555650</dc:date>
    <meta:editing-duration>PT3H4M42S</meta:editing-duration>
    <meta:editing-cycles>38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